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text-properties officeooo:rsid="001c8600" officeooo:paragraph-rsid="001c8600"/>
    </style:style>
    <style:style style:name="P2" style:family="paragraph" style:parent-style-name="Standard">
      <style:text-properties officeooo:rsid="00207d54" officeooo:paragraph-rsid="00207d54"/>
    </style:style>
    <style:style style:name="P3" style:family="paragraph" style:parent-style-name="Standard">
      <style:text-properties officeooo:rsid="0021e59e" officeooo:paragraph-rsid="0021e59e"/>
    </style:style>
    <style:style style:name="P4" style:family="paragraph" style:parent-style-name="Standard">
      <style:text-properties officeooo:rsid="0021e59e" officeooo:paragraph-rsid="0021e59e"/>
    </style:style>
    <style:style style:name="P5" style:family="paragraph" style:parent-style-name="Standard">
      <style:text-properties officeooo:rsid="0021e59e" officeooo:paragraph-rsid="0027c0fe"/>
    </style:style>
    <style:style style:name="P6" style:family="paragraph" style:parent-style-name="Standard">
      <style:text-properties officeooo:rsid="0022af02" officeooo:paragraph-rsid="0022af02"/>
    </style:style>
    <style:style style:name="P7" style:family="paragraph" style:parent-style-name="Standard">
      <style:text-properties officeooo:rsid="0022af02" officeooo:paragraph-rsid="0027c0fe"/>
    </style:style>
    <style:style style:name="P8" style:family="paragraph" style:parent-style-name="Standard">
      <style:text-properties officeooo:rsid="0023e852" officeooo:paragraph-rsid="0023e852"/>
    </style:style>
    <style:style style:name="P9" style:family="paragraph" style:parent-style-name="Standard">
      <style:text-properties officeooo:rsid="0023e852" officeooo:paragraph-rsid="0027c0fe"/>
    </style:style>
    <style:style style:name="P10" style:family="paragraph" style:parent-style-name="Standard">
      <style:text-properties officeooo:rsid="0025e272" officeooo:paragraph-rsid="0025e272"/>
    </style:style>
    <style:style style:name="P11" style:family="paragraph" style:parent-style-name="Standard">
      <style:text-properties officeooo:rsid="0025e272" officeooo:paragraph-rsid="0027c0fe"/>
    </style:style>
    <style:style style:name="P12" style:family="paragraph" style:parent-style-name="Standard">
      <style:text-properties officeooo:rsid="00265568" officeooo:paragraph-rsid="00265568"/>
    </style:style>
    <style:style style:name="P13" style:family="paragraph" style:parent-style-name="Standard">
      <style:text-properties officeooo:rsid="00265568" officeooo:paragraph-rsid="0027229e"/>
    </style:style>
    <style:style style:name="P14" style:family="paragraph" style:parent-style-name="Standard">
      <style:text-properties officeooo:rsid="00265568" officeooo:paragraph-rsid="0027c0fe"/>
    </style:style>
    <style:style style:name="P15" style:family="paragraph" style:parent-style-name="Standard">
      <style:text-properties officeooo:rsid="0027229e" officeooo:paragraph-rsid="0027229e"/>
    </style:style>
    <style:style style:name="P16" style:family="paragraph" style:parent-style-name="Standard">
      <style:text-properties officeooo:paragraph-rsid="0027229e"/>
    </style:style>
    <style:style style:name="P17" style:family="paragraph" style:parent-style-name="Standard">
      <style:text-properties officeooo:rsid="001c8600" officeooo:paragraph-rsid="001c8600"/>
    </style:style>
    <style:style style:name="P18" style:family="paragraph" style:parent-style-name="Standard">
      <style:text-properties officeooo:rsid="001c8600" officeooo:paragraph-rsid="0027229e"/>
    </style:style>
    <style:style style:name="P19" style:family="paragraph" style:parent-style-name="Standard">
      <style:paragraph-properties fo:text-align="center" style:justify-single-word="false"/>
      <style:text-properties fo:font-size="20pt" fo:font-weight="bold" officeooo:rsid="0027229e" officeooo:paragraph-rsid="0027229e" style:font-size-asian="20pt" style:font-weight-asian="bold" style:font-size-complex="20pt" style:font-weight-complex="bold"/>
    </style:style>
    <style:style style:name="P20" style:family="paragraph" style:parent-style-name="Standard" style:list-style-name="L3">
      <style:text-properties officeooo:paragraph-rsid="0027229e"/>
    </style:style>
    <style:style style:name="P21" style:family="paragraph" style:parent-style-name="Standard" style:list-style-name="L3">
      <style:text-properties officeooo:paragraph-rsid="0027c0fe"/>
    </style:style>
    <style:style style:name="P22" style:family="paragraph" style:parent-style-name="Standard">
      <style:text-properties style:text-underline-style="none" fo:font-weight="normal" officeooo:paragraph-rsid="0027229e" style:font-weight-asian="normal" style:font-weight-complex="normal"/>
    </style:style>
    <style:style style:name="P23" style:family="paragraph" style:parent-style-name="Standard">
      <style:text-properties officeooo:rsid="00207d54" officeooo:paragraph-rsid="0027c0fe"/>
    </style:style>
    <style:style style:name="T1" style:family="text">
      <style:text-properties officeooo:rsid="0021e59e"/>
    </style:style>
    <style:style style:name="T2" style:family="text">
      <style:text-properties style:text-position="super 58%"/>
    </style:style>
    <style:style style:name="T3" style:family="text">
      <style:text-properties officeooo:rsid="00265568"/>
    </style:style>
    <style:style style:name="T4" style:family="text">
      <style:text-properties officeooo:rsid="0027229e"/>
    </style:style>
    <style:style style:name="T5" style:family="text">
      <style:text-properties style:text-underline-style="solid" style:text-underline-width="auto" style:text-underline-color="font-color" officeooo:rsid="00207d54"/>
    </style:style>
    <style:style style:name="T6" style:family="text">
      <style:text-properties style:text-underline-style="solid" style:text-underline-width="auto" style:text-underline-color="font-color" officeooo:rsid="0027229e"/>
    </style:style>
    <style:style style:name="T7" style:family="text">
      <style:text-properties style:text-underline-style="solid" style:text-underline-width="auto" style:text-underline-color="font-color" officeooo:rsid="001c8600"/>
    </style:style>
    <style:style style:name="T8" style:family="text">
      <style:text-properties style:text-underline-style="solid" style:text-underline-width="auto" style:text-underline-color="font-color" officeooo:rsid="00265568"/>
    </style:style>
    <style:style style:name="T9" style:family="text">
      <style:text-properties style:text-underline-style="solid" style:text-underline-width="auto" style:text-underline-color="font-color" officeooo:rsid="0022af02"/>
    </style:style>
    <style:style style:name="T10" style:family="text">
      <style:text-properties officeooo:rsid="001c86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Notes RCE1 22/11/2025</text:p>
      <text:p text:style-name="P1"/>
      <text:p text:style-name="P1"/>
      <text:list text:style-name="L3">
        <text:list-item>
          <text:p text:style-name="P20"><text:span text:style-name="T6">Présentation Globale :</text:span></text:p>
        </text:list-item>
      </text:list>
      <text:p text:style-name="P15"/>
      <text:p text:style-name="P18"><text:span text:style-name="T4">C’Space du </text:span>11 au 18 juillet 2026 camps de gers à Tarbes</text:p>
      <text:p text:style-name="P18"/>
      <text:p text:style-name="P18">C space : campagne spatiale spaciale des étudiants français cooragnisé CNES / Planetes sciences depuis 1962</text:p>
      <text:p text:style-name="P18">80 projets lancés (200 étudiants) 70 bénévoles</text:p>
      <text:p text:style-name="P18"/>
      <text:p text:style-name="P18">Minifusée : Experiences facultatives, tester des systèmes de déploiments</text:p>
      <text:p text:style-name="P18">de 150 m/s à 360m/s max 40-80mm 300m d’altitude</text:p>
      <text:p text:style-name="P18"/>
      <text:p text:style-name="P18">Fusée expérimentale : Experience nécessécitant une fusée expérimentale</text:p>
      <text:p text:style-name="P18">de 150 m/s à 360m/s max +100mm </text:p>
      <text:p text:style-name="P18"/>
      <text:p text:style-name="P18">Ballons expérimentaux : 30km d’altitude avec une expérience </text:p>
      <text:p text:style-name="P18"/>
      <text:p text:style-name="P18">Cansat étudiant :</text:p>
      <text:p text:style-name="P18">Canette 33cl ou 1,5L concevoir un petit satellite embarquant des expérience laché par un drone ent 5 et 15 m/s </text:p>
      <text:p text:style-name="P18">Parachte intégré dans le module avec déploiment entre 75 et 90 expériences secondaires : miniaturiser pour le 33cL + étude topographique + vidéo du déploiement</text:p>
      <text:p text:style-name="P18"/>
      <text:p text:style-name="P18">Prix espace et industire 13 décembre 2025 à centrale sup</text:p>
      <text:p text:style-name="P18">2 années précédents de projets afin de valoriser les projets auprès d’industiels prix espace 2027 prochaine possibilité réexploiter tout ce qui a été présenté pour gagner 2000€ pour son projet</text:p>
      <text:p text:style-name="P18"/>
      <text:p text:style-name="P22"><text:span text:style-name="T10">Concourt DorneLoad : 2017 : conception et intégration de drone a déploier en voilière : reconnaissance d’image, transport, passage de fenêtre , communication avec un robot </text:span></text:p>
      <text:p text:style-name="P16"><text:span text:style-name="T7"/></text:p>
      <text:p text:style-name="P16"><text:span text:style-name="T7"/></text:p>
      <text:list text:continue-numbering="true" text:style-name="L3">
        <text:list-item>
          <text:p text:style-name="P21"><text:span text:style-name="T6"><text:s/></text:span><text:span text:style-name="T5">Suivit des clubs :</text:span></text:p>
        </text:list-item>
      </text:list>
      <text:p text:style-name="P23">Bénévoles cansat x3 bénévoles <text:s/>faisant les réus sur leur temps libre dates importantes :</text:p>
      <text:p text:style-name="P23">RCE 1 (cette feuille) RCE2 7 / 8 février 2026 : rencontrer chque projet avec validation la conception du projet</text:p>
      <text:p text:style-name="P23">RCE 3 6/7 juin 2026 préqualification SCAE </text:p>
      <text:p text:style-name="P23"/>
      <text:p text:style-name="P23">Livrables :</text:p>
      <text:p text:style-name="P23">Dossier de définition des projets</text:p>
      <text:p text:style-name="P23"/>
      <text:p text:style-name="P23">5 avril : que pour les fusées</text:p>
      <text:p text:style-name="P23"/>
      <text:p text:style-name="P23">5 juin : rapport de prévol</text:p>
      <text:p text:style-name="P23"/>
      <text:p text:style-name="P23">31 aout : rapport de projet !</text:p>
      <text:p text:style-name="P23"/>
      <text:p text:style-name="P23">Tous les projets doivent respecter et dposer les livrables sur SCAe</text:p>
      <text:p text:style-name="P23"/>
      <text:p text:style-name="P23">Dossier définition : présenter l’équipe, keskonfé, démarche, quelles expériences , rétroplanning jusqu’au c’space</text:p>
      <text:p text:style-name="P23"><text:soft-page-break/></text:p>
      <text:p text:style-name="P23">RCE 2 : Plan mécanique et électrique FINI CAO finie, 5 et 6 févrié projet fini sur ordi <text:line-break/>RCE 3 : fusée finie et assemblée ok mais cansat ????? jsp</text:p>
      <text:p text:style-name="P23">+ rapport pré vol → reprendre dossier de def complété : plans / phots / explications / calibrations / protocole exprimental</text:p>
      <text:p text:style-name="P23"/>
      <text:p text:style-name="P23">C’Space : Controlé validé lancé mais FIN du projet fin auout avec un rapport du projet : résulats du vol , analyse de données, conclusions</text:p>
      <text:p text:style-name="P23"/>
      <text:p text:style-name="P23">Règles 2025 :</text:p>
      <text:p text:style-name="P23">Augmentation du nombre du nombre de clubs et projets → difficultés de planète science → <text:span text:style-name="T1">restriction du nombre de fusées à cause d’un maque de projets</text:span></text:p>
      <text:p text:style-name="P23"/>
      <text:p text:style-name="P5">55 fusex inscrites → 20 fusées lancés</text:p>
      <text:p text:style-name="P5">85 inscits → 45 minif lancés</text:p>
      <text:p text:style-name="P5">40 % de projets lancés</text:p>
      <text:p text:style-name="P5"/>
      <text:p text:style-name="P5">Regles fusex : 45 projets fusex uniquement</text:p>
      <text:p text:style-name="P5">70 projets minif</text:p>
      <text:p text:style-name="P23"/>
      <text:p text:style-name="P23"/>
      <text:p text:style-name="P5">10 à 12 Cansats inscrits à l’année</text:p>
      <text:p text:style-name="P5"/>
      <text:p text:style-name="P5"/>
      <text:list text:continue-numbering="true" text:style-name="L3">
        <text:list-item>
          <text:p text:style-name="P21"><text:span text:style-name="T9">Formation télémesure :</text:span></text:p>
        </text:list-item>
      </text:list>
      <text:p text:style-name="P7"/>
      <text:p text:style-name="P7">Voire les rapports SCAE des années précédentes</text:p>
      <text:p text:style-name="P7"/>
      <text:p text:style-name="P7">Fusex : 2/3 des fusées on perdu toutes les données</text:p>
      <text:p text:style-name="P7"/>
      <text:p text:style-name="P7">Problèmes de planning et cycle en V :</text:p>
      <text:p text:style-name="P7">Identifier forces et faiblesses pas de mécanique trop compexe pour nous</text:p>
      <text:p text:style-name="P7"/>
      <text:p text:style-name="P7">KEEP IT SIMPLE</text:p>
      <text:p text:style-name="P7"/>
      <text:p text:style-name="P7">Ne pas attendre la méca pour avancer l’élec</text:p>
      <text:p text:style-name="P7">ne pas attendre l’élec pour le soft</text:p>
      <text:p text:style-name="P7"/>
      <text:p text:style-name="P7">Faire des breadboards, avance tout en //</text:p>
      <text:p text:style-name="P7"/>
      <text:p text:style-name="P7">Commencer par le plus dur</text:p>
      <text:p text:style-name="P7">Faire fonctionner la carte SD et la télémesure en 1<text:span text:style-name="T2">er :</text:span><text:span text:style-name="T3">Priorité n°1 avoir des données recevables</text:span></text:p>
      <text:p text:style-name="P7">On a beaucoup moins de temps qu’il ne semble</text:p>
      <text:p text:style-name="P7">RCE 2 → dans 4 semaine en réalité <text:span text:style-name="T3">(vacances de noël + partiels = pas de temps)</text:span></text:p>
      <text:p text:style-name="P7"/>
      <text:p text:style-name="P7"><text:span text:style-name="T3">Prévoir b</text:span>eaucoup de marges dans le planning. <text:span text:style-name="T3">Il n’est </text:span>pas possible d’aller trop vite </text:p>
      <text:p text:style-name="P7"/>
      <text:p text:style-name="P9">Prévoir 1 mois minimum pour faire les tests liées au C’space</text:p>
      <text:p text:style-name="P9">/!\ Test de parachutes <text:span text:style-name="T3">ils vont tirer dessus checker les règles / SCAE</text:span></text:p>
      <text:p text:style-name="P9"/>
      <text:p text:style-name="P9">Récupérer les données :</text:p>
      <text:p text:style-name="P9">Stockage interne <text:s/>ou radio<text:span text:style-name="T3">trnsmission</text:span></text:p>
      <text:p text:style-name="P9"><text:soft-page-break/></text:p>
      <text:p text:style-name="P9">Stockage interne :</text:p>
      <text:p text:style-name="P9">Méthode recommendée : prendre carte d’évaluation (pas PPZ friendly)</text:p>
      <text:p text:style-name="P9">TOUJOURS ajouter un colon<text:span text:style-name="T3">n</text:span>e temps pour ne pas avoir de décalage <text:span text:style-name="T3">(pas compter sur une freq de mesure)</text:span></text:p>
      <text:p text:style-name="P9"><text:span text:style-name="T3">E</text:span>nregistrer latitude et longitude avec assez de précision <text:span text:style-name="T3">bien plus que 3 chiffres significatifs (chercher une précision maximale)</text:span></text:p>
      <text:p text:style-name="P9">Carte SD marche très bien → <text:span text:style-name="T3">pas faire plus compliquer</text:span></text:p>
      <text:p text:style-name="P9"/>
      <text:p text:style-name="P9">Télémesure : LoRa conseillé 868 MHz ! C’est comme le notre !</text:p>
      <text:p text:style-name="P9"/>
      <text:p text:style-name="P9">Pouvoir Changer la fréquence dans le logiciel au C space une fréquence nous sera attribuée (atteignable par notre LoRa <text:span text:style-name="T3">il faut juste que ce soit facilement paramétrable</text:span>)</text:p>
      <text:p text:style-name="P9"/>
      <text:p text:style-name="P11">Bande passante de 125 kHz !</text:p>
      <text:p text:style-name="P11">Module <text:span text:style-name="T3">L</text:span>o<text:span text:style-name="T3">R</text:span>a va répéter l’info <text:span text:style-name="T3">pour la redondance</text:span> il faut choisir 4/5 de coding rate (1 bit sur 5 agit en correction d’erreur)</text:p>
      <text:p text:style-name="P11">Spreading factor définit la vitesse et la distance SF = 7 conseillé (pour les fusées)</text:p>
      <text:p text:style-name="P11"/>
      <text:p text:style-name="P11">5,5 kbit/s → 680 octets / s </text:p>
      <text:p text:style-name="P11">Envoyer altitude</text:p>
      <text:p text:style-name="P11">pas besoin d’envoyer l’accélération car si on rate des trames on peut pas intégrer il faut des infos ne nécessitant pas trop de traitement posteriori</text:p>
      <text:p text:style-name="P11"/>
      <text:p text:style-name="P11">Renvoyer la configuration des modules à chaque démarrage</text:p>
      <text:p text:style-name="P11"/>
      <text:p text:style-name="P11">Une fois <text:span text:style-name="T3">les données </text:span>reçu<text:span text:style-name="T3">es</text:span> <text:span text:style-name="T3">au choix</text:span>:</text:p>
      <text:p text:style-name="P11">1- Enregistrer tel quel les données dans le terminal</text:p>
      <text:p text:style-name="P11">2- <text:span text:style-name="T3">Utiliser </text:span>Serial studio : enregistre en direct gain de temps avec un logiciel déjà tout fait</text:p>
      <text:p text:style-name="P11"/>
      <text:p text:style-name="P11">Interdit aux arduino → <text:span text:style-name="T3">PPZ heureux</text:span></text:p>
      <text:p text:style-name="P11"/>
      <text:p text:style-name="P11">Waveshare RP2040-Pizero bien pour les fusées 15 € </text:p>
      <text:p text:style-name="P11"/>
      <text:p text:style-name="P11">Teensy 4,1 Processeur à 600 mHz 60€ → <text:span text:style-name="T3">overkill</text:span></text:p>
      <text:p text:style-name="P11"/>
      <text:p text:style-name="P14">Wiki sur SCAE à checker !</text:p>
      <text:p text:style-name="P14"><text:span text:style-name="T9"/></text:p>
      <text:list text:continue-numbering="true" text:style-name="L3">
        <text:list-item>
          <text:p text:style-name="P21"><text:span text:style-name="T8">Récap du suivi :</text:span></text:p>
          <text:p text:style-name="P21"><text:span text:style-name="T8"><text:s/></text:span></text:p>
        </text:list-item>
      </text:list>
      <text:p text:style-name="P12">L’important c’est la méthode et l’interprétation : des résultats pas précis c’est pas grave tant qu’il y a pas mal d’interprétation derrière.</text:p>
      <text:p text:style-name="P12"/>
      <text:p text:style-name="P12">Règles assez flexible possible de légèrement dépasser les 33cL il est aussi possible de déployer le parachute bien plus tôt : la raison pour la quelle ils ont donné une plage d’éjection de parachute c’est qu’il ne faut pas que le cansat dérive trop mais il est techniquement possible de déployer le parachute très peu de temps après le largage du drone</text:p>
      <text:p text:style-name="P12"/>
      <text:p text:style-name="P12">Pour détecter le largage un mo<text:span text:style-name="T4">u</text:span>squeton est disponible dans le tube de largage on peu y mettre un câble (type jack par exemple) attaché au drone qui se déconnecte quand le cansat tombe.</text:p>
      <text:p text:style-name="P12">Utiliser seulement l’accéléromètre n’est pas recommandé car le drone peut faire des paliers en montant et un 0g est techniquement possible .</text:p>
      <text:p text:style-name="P12"><text:soft-page-break/></text:p>
      <text:p text:style-name="P12">Fréquences : Rappel bien surveiller les plages de fréquences autorisées et mettre un système pour allumer les fréquences au dernier moment.</text:p>
      <text:p text:style-name="P12"/>
      <text:p text:style-name="P12">La transmission peut être considérée comme une expérience bonus en soi donc pas besoin d’avoir une vidéo live à tout prix pour la mission bonus. </text:p>
      <text:p text:style-name="P12">Faire gaffe aux caméra Ali Express tester avec plusieurs <text:span text:style-name="T4">surtout sur la fréquence de sauvegarde sur la SD de l’appareil.<text:line-break/>Le fait que les appareils sont assez indépendants a été bien apprécié.</text:span></text:p>
      <text:p text:style-name="P12"/>
      <text:p text:style-name="P12">Cartes SD fragiles ! Il faut aussi faire très attention à ne pas écraser <text:span text:style-name="T4">l</text:span>es données et à faire des sauvegardes régulièrement Mathieu a recommandé pour le stockage de mémoriser par paquets de donnée pour être sur de ne pas perdre si qqch casse à l’a<text:span text:style-name="T4">t</text:span>terissage <text:span text:style-name="T4">(La recommandation est d’avoir un certain nombre de bits dédiés et faire en parallèle le remplissage et la sauvegarde)</text:span></text:p>
      <text:p text:style-name="P12">des équipes on perdu des données à cause d’un overwrite : bien penser a faire des test complets et sur la long<text:span text:style-name="T4">u</text:span>eur (simuler un temps de récupération long pour voir comment le Cansat se comporte)</text:p>
      <text:p text:style-name="P12"/>
      <text:p text:style-name="P12">Pour tester la batterie : envoyer en boucle avec le LoRa un ping ou un statut de batterie pour estimer son autonomie.</text:p>
      <text:p text:style-name="P12"/>
      <text:p text:style-name="P12">45min d’autonomie minimum : le cansat va être mis dans le tube et va attendre assez longtemps : les tubes sont envoyées 2 par 2 10-15min sont nécessaire pour envoyer un tube . Si on passe en 2ème il faut attendre 30min en autonomie par ex.</text:p>
      <text:p text:style-name="P12"/>
      <text:p text:style-name="P12">12 équipes inscrites au Cansat</text:p>
      <text:p text:style-name="P12"/>
      <text:p text:style-name="P15">Recommandation de l’antenne : faire une version avec un pivot, la rotation permettra d’éviter les cassures.</text:p>
      <text:p text:style-name="P15">Le module LoRa est pas mal<text:line-break/>Confirmation que sans antenne un module émetteur risque de casser le module par réflexion à cause d’une impédance mal adaptée.</text:p>
      <text:p text:style-name="P12"><text:s/></text:p>
      <text:p text:style-name="P15">Tutos de pliage de parachute disponibles sur internet faire bien gaffe à ce que le drogue chute soit attaché au centre du parachute pour qu’il puisse se gonfler.</text:p>
      <text:p text:style-name="P12"/>
      <text:p text:style-name="P13">Avancement très bon, pas de reproche majeur sur les idées : le jury avait l’air satisfait de l’originalité des idées. <text:span text:style-name="T4">Le ressentit niveau rigeur est plutôt chill et acceptation des erreurs : une mission peutêtre validée même si elle a échouée si la raison de l’échec est suffisament bien expliquée/interprétée → ce qui rend les livrables particulièrement importants.</text:span></text:p>
      <text:p text:style-name="P13"/>
      <text:p text:style-name="P13">Bien penser à faire le dossier de définition avant le 30 novemb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2T10:25:20.413539921</meta:creation-date>
    <dc:date>2025-11-22T15:30:16.908753842</dc:date>
    <meta:editing-duration>PT17M44S</meta:editing-duration>
    <meta:editing-cycles>5</meta:editing-cycles>
    <meta:generator>LibreOffice/24.2.7.2$Linux_X86_64 LibreOffice_project/420$Build-2</meta:generator>
    <meta:document-statistic meta:table-count="0" meta:image-count="0" meta:object-count="0" meta:page-count="4" meta:paragraph-count="97" meta:word-count="1372" meta:character-count="7984" meta:non-whitespace-character-count="6696"/>
  </office:meta>
</office:document-meta>
</file>